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756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1.9437in"/>
    </style:style>
    <style:style style:name="co5" style:family="table-column">
      <style:table-column-properties fo:break-before="auto" style:column-width="2.9839in"/>
    </style:style>
    <style:style style:name="co6" style:family="table-column">
      <style:table-column-properties fo:break-before="auto" style:column-width="1.1181in"/>
    </style:style>
    <style:style style:name="co7" style:family="table-column">
      <style:table-column-properties fo:break-before="auto" style:column-width="1.0535in"/>
    </style:style>
    <style:style style:name="co8" style:family="table-column">
      <style:table-column-properties fo:break-before="auto" style:column-width="1.6543in"/>
    </style:style>
    <style:style style:name="co9" style:family="table-column">
      <style:table-column-properties fo:break-before="auto" style:column-width="2.7909in"/>
    </style:style>
    <style:style style:name="co10" style:family="table-column">
      <style:table-column-properties fo:break-before="auto" style:column-width="1.7291in"/>
    </style:style>
    <style:style style:name="co11" style:family="table-column">
      <style:table-column-properties fo:break-before="auto" style:column-width="4.1417in"/>
    </style:style>
    <style:style style:name="co12" style:family="table-column">
      <style:table-column-properties fo:break-before="auto" style:column-width="2.2972in"/>
    </style:style>
    <style:style style:name="co13" style:family="table-column">
      <style:table-column-properties fo:break-before="auto" style:column-width="3.0264in"/>
    </style:style>
    <style:style style:name="co14" style:family="table-column">
      <style:table-column-properties fo:break-before="auto" style:column-width="3.5626in"/>
    </style:style>
    <style:style style:name="co15" style:family="table-column">
      <style:table-column-properties fo:break-before="auto" style:column-width="5.3425in"/>
    </style:style>
    <style:style style:name="co16" style:family="table-column">
      <style:table-column-properties fo:break-before="auto" style:column-width="4.1311in"/>
    </style:style>
    <style:style style:name="co17" style:family="table-column">
      <style:table-column-properties fo:break-before="auto" style:column-width="2.9945in"/>
    </style:style>
    <style:style style:name="co18" style:family="table-column">
      <style:table-column-properties fo:break-before="auto" style:column-width="4.9673in"/>
    </style:style>
    <style:style style:name="co19" style:family="table-column">
      <style:table-column-properties fo:break-before="auto" style:column-width="3.9382in"/>
    </style:style>
    <style:style style:name="co20" style:family="table-column">
      <style:table-column-properties fo:break-before="auto" style:column-width="4.0134in"/>
    </style:style>
    <style:style style:name="co21" style:family="table-column">
      <style:table-column-properties fo:break-before="auto" style:column-width="3.8953in"/>
    </style:style>
    <style:style style:name="co22" style:family="table-column">
      <style:table-column-properties fo:break-before="auto" style:column-width="3.8736in"/>
    </style:style>
    <style:style style:name="co23" style:family="table-column">
      <style:table-column-properties fo:break-before="auto" style:column-width="5.8898in"/>
    </style:style>
    <style:style style:name="co24" style:family="table-column">
      <style:table-column-properties fo:break-before="auto" style:column-width="4.5811in"/>
    </style:style>
    <style:style style:name="co25" style:family="table-column">
      <style:table-column-properties fo:break-before="auto" style:column-width="4.1846in"/>
    </style:style>
    <style:style style:name="co26" style:family="table-column">
      <style:table-column-properties fo:break-before="auto" style:column-width="3.8417in"/>
    </style:style>
    <style:style style:name="co27" style:family="table-column">
      <style:table-column-properties fo:break-before="auto" style:column-width="3.3374in"/>
    </style:style>
    <style:style style:name="co28" style:family="table-column">
      <style:table-column-properties fo:break-before="auto" style:column-width="3.5736in"/>
    </style:style>
    <style:style style:name="co29" style:family="table-column">
      <style:table-column-properties fo:break-before="auto" style:column-width="4.6244in"/>
    </style:style>
    <style:style style:name="co30" style:family="table-column">
      <style:table-column-properties fo:break-before="auto" style:column-width="2.9626in"/>
    </style:style>
    <style:style style:name="co31" style:family="table-column">
      <style:table-column-properties fo:break-before="auto" style:column-width="2.3299in"/>
    </style:style>
    <style:style style:name="co3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32" table:number-columns-repeated="991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User ID</text:p>
          </table:table-cell>
          <table:table-cell office:value-type="string" calcext:value-type="string">
            <text:p>I felt close to the robot</text:p>
          </table:table-cell>
          <table:table-cell office:value-type="string" calcext:value-type="string">
            <text:p>I was satisfied with the robot.</text:p>
          </table:table-cell>
          <table:table-cell office:value-type="string" calcext:value-type="string">
            <text:p>I would like to continue working with the robot.</text:p>
          </table:table-cell>
          <table:table-cell office:value-type="string" calcext:value-type="string">
            <text:p>I trust the robot.</text:p>
          </table:table-cell>
          <table:table-cell office:value-type="string" calcext:value-type="string">
            <text:p>I like the robot.</text:p>
          </table:table-cell>
          <table:table-cell office:value-type="string" calcext:value-type="string">
            <text:p>The robot was repetitive.</text:p>
          </table:table-cell>
          <table:table-cell office:value-type="string" calcext:value-type="string">
            <text:p>It was easy to express myself to the robot.</text:p>
          </table:table-cell>
          <table:table-cell office:value-type="string" calcext:value-type="string">
            <text:p>The robot was interesting.</text:p>
          </table:table-cell>
          <table:table-cell office:value-type="string" calcext:value-type="string">
            <text:p>The robot does not understand what we are trying to accomplish.</text:p>
          </table:table-cell>
          <table:table-cell office:value-type="string" calcext:value-type="string">
            <text:p>The robot made efficient decisions.</text:p>
          </table:table-cell>
          <table:table-cell office:value-type="string" calcext:value-type="string">
            <text:p>I find what I am doing with the robot confusing.</text:p>
          </table:table-cell>
          <table:table-cell office:value-type="string" calcext:value-type="string">
            <text:p>The robot perceives accurately what my objectives are.</text:p>
          </table:table-cell>
          <table:table-cell office:value-type="string" calcext:value-type="string">
            <text:p>I understand the robot, and I think it understands me, at least in the best way it can.</text:p>
          </table:table-cell>
          <table:table-cell office:value-type="string" calcext:value-type="string">
            <text:p>The robot and I are working towards mutually agreed-upon goals.</text:p>
          </table:table-cell>
          <table:table-cell office:value-type="string" calcext:value-type="string">
            <text:p>I am confident in the robot's ability to help me.</text:p>
          </table:table-cell>
          <table:table-cell office:value-type="string" calcext:value-type="string">
            <text:p>I feel that the robot, in its own unique ways, is genuinely concerned about me.</text:p>
          </table:table-cell>
          <table:table-cell office:value-type="string" calcext:value-type="string">
            <text:p>The robot and I collaborate on setting goals for us to work on.</text:p>
          </table:table-cell>
          <table:table-cell office:value-type="string" calcext:value-type="string">
            <text:p>The robot does not understand what I am trying to accomplish.</text:p>
          </table:table-cell>
          <table:table-cell office:value-type="string" calcext:value-type="string">
            <text:p>I find what the robot and I are doing is unrelated to my goals.</text:p>
          </table:table-cell>
          <table:table-cell office:value-type="string" calcext:value-type="string">
            <text:p>The robot and I agree on what is important for us to work on.</text:p>
          </table:table-cell>
          <table:table-cell office:value-type="string" calcext:value-type="string">
            <text:p>The robot understands some of my feelings and takes them into account in our collaboration.</text:p>
          </table:table-cell>
          <table:table-cell office:value-type="string" calcext:value-type="string">
            <text:p>The robot is sometimes confused about what I feel about our activities. </text:p>
          </table:table-cell>
          <table:table-cell office:value-type="string" calcext:value-type="string">
            <text:p>The robot does not understand how I feel during our collaboration.</text:p>
          </table:table-cell>
          <table:table-cell office:value-type="string" calcext:value-type="string">
            <text:p>I trust the robot to perform appropriately in our collaboration.</text:p>
          </table:table-cell>
          <table:table-cell office:value-type="string" calcext:value-type="string">
            <text:p>I trust the robot to assess my feelings appropriately in our collaboration.</text:p>
          </table:table-cell>
          <table:table-cell office:value-type="string" calcext:value-type="string">
            <text:p>I am satisfied with the outcome of our collaboration.</text:p>
          </table:table-cell>
          <table:table-cell office:value-type="string" calcext:value-type="string">
            <text:p>I believe that the robot and I achieved the goals we set.</text:p>
          </table:table-cell>
          <table:table-cell office:value-type="string" calcext:value-type="string">
            <text:p>The robot's decisions improved my performance during the collaboration.</text:p>
          </table:table-cell>
          <table:table-cell office:value-type="string" calcext:value-type="string">
            <text:p>The robot was committed to the collaboration.</text:p>
          </table:table-cell>
          <table:table-cell office:value-type="string" calcext:value-type="string">
            <text:p>The robot was satisfied with my collaborative behavior. </text:p>
          </table:table-cell>
          <table:table-cell office:value-type="string" calcext:value-type="string">
            <text:p>The robot understood my emotions.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3 1:49:58 PM MDT</text:p>
          </table:table-cell>
          <table:table-cell office:value-type="float" office:value="62301" calcext:value-type="float">
            <text:p>62301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4 2:37:19 PM MDT</text:p>
          </table:table-cell>
          <table:table-cell office:value-type="float" office:value="62402" calcext:value-type="float">
            <text:p>62402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7 9:03:47 AM MDT</text:p>
          </table:table-cell>
          <table:table-cell office:value-type="float" office:value="62701" calcext:value-type="float">
            <text:p>6270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7 10:10:04 AM MDT</text:p>
          </table:table-cell>
          <table:table-cell office:value-type="float" office:value="62702" calcext:value-type="float">
            <text:p>6270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7 12:06:06 PM MDT</text:p>
          </table:table-cell>
          <table:table-cell office:value-type="float" office:value="62703" calcext:value-type="float">
            <text:p>62703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7 1:02:50 PM MDT</text:p>
          </table:table-cell>
          <table:table-cell office:value-type="float" office:value="62704" calcext:value-type="float">
            <text:p>6270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6:58:01 AM MDT</text:p>
          </table:table-cell>
          <table:table-cell office:value-type="float" office:value="62801" calcext:value-type="float">
            <text:p>628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8:37:18 AM MDT</text:p>
          </table:table-cell>
          <table:table-cell office:value-type="float" office:value="62802" calcext:value-type="float">
            <text:p>6280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11:39:08 AM MDT</text:p>
          </table:table-cell>
          <table:table-cell office:value-type="float" office:value="62803" calcext:value-type="float">
            <text:p>6280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1:05:14 PM MDT</text:p>
          </table:table-cell>
          <table:table-cell office:value-type="float" office:value="62804" calcext:value-type="float">
            <text:p>628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2:44:25 PM MDT</text:p>
          </table:table-cell>
          <table:table-cell office:value-type="float" office:value="62805" calcext:value-type="float">
            <text:p>628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2016/06/29 8:38:14 AM MDT</text:p>
          </table:table-cell>
          <table:table-cell table:style-name="ce1" office:value-type="float" office:value="62902" calcext:value-type="float">
            <text:p>629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991"/>
        </table:table-row>
        <table:table-row table:style-name="ro1">
          <table:table-cell office:value-type="string" calcext:value-type="string">
            <text:p>2016/06/29 10:31:32 AM MDT</text:p>
          </table:table-cell>
          <table:table-cell office:value-type="float" office:value="62903" calcext:value-type="float">
            <text:p>62903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9 11:45:00 AM MDT</text:p>
          </table:table-cell>
          <table:table-cell office:value-type="float" office:value="62904" calcext:value-type="float">
            <text:p>629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9 1:19:27 PM MDT</text:p>
          </table:table-cell>
          <table:table-cell office:value-type="float" office:value="62905" calcext:value-type="float">
            <text:p>6290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30 7:27:45 AM MDT</text:p>
          </table:table-cell>
          <table:table-cell office:value-type="float" office:value="63001" calcext:value-type="float">
            <text:p>630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30 8:56:57 AM MDT</text:p>
          </table:table-cell>
          <table:table-cell office:value-type="float" office:value="63002" calcext:value-type="float">
            <text:p>6300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2016/06/30 11:58:47 AM MDT</text:p>
          </table:table-cell>
          <table:table-cell table:style-name="ce1" office:value-type="float" office:value="63004" calcext:value-type="float">
            <text:p>6300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991"/>
        </table:table-row>
        <table:table-row table:style-name="ro1">
          <table:table-cell office:value-type="string" calcext:value-type="string">
            <text:p>2016/06/30 1:13:42 PM MDT</text:p>
          </table:table-cell>
          <table:table-cell office:value-type="float" office:value="63005" calcext:value-type="float">
            <text:p>63005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1 7:11:50 AM MDT</text:p>
          </table:table-cell>
          <table:table-cell office:value-type="float" office:value="70101" calcext:value-type="float">
            <text:p>7010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2016/07/01 9:02:59 AM MDT</text:p>
          </table:table-cell>
          <table:table-cell table:style-name="ce1" office:value-type="float" office:value="70102" calcext:value-type="float">
            <text:p>7010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991"/>
        </table:table-row>
        <table:table-row table:style-name="ro1">
          <table:table-cell office:value-type="string" calcext:value-type="string">
            <text:p>2016/07/01 1:40:39 PM MDT</text:p>
          </table:table-cell>
          <table:table-cell office:value-type="float" office:value="70103" calcext:value-type="float">
            <text:p>7010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1 2:32:30 PM MDT</text:p>
          </table:table-cell>
          <table:table-cell office:value-type="float" office:value="70104" calcext:value-type="float">
            <text:p>701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2 7:39:11 AM MDT</text:p>
          </table:table-cell>
          <table:table-cell office:value-type="float" office:value="70201" calcext:value-type="float">
            <text:p>702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2 8:37:31 AM MDT</text:p>
          </table:table-cell>
          <table:table-cell office:value-type="float" office:value="70202" calcext:value-type="float">
            <text:p>7020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2 10:08:49 AM MDT</text:p>
          </table:table-cell>
          <table:table-cell office:value-type="float" office:value="70203" calcext:value-type="float">
            <text:p>7020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2 1:13:30 PM MDT</text:p>
          </table:table-cell>
          <table:table-cell office:value-type="float" office:value="70204" calcext:value-type="float">
            <text:p>7020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12:15:00 PM MDT</text:p>
          </table:table-cell>
          <table:table-cell office:value-type="float" office:value="70501" calcext:value-type="float">
            <text:p>70501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1:09:19 PM MDT</text:p>
          </table:table-cell>
          <table:table-cell office:value-type="float" office:value="70502" calcext:value-type="float">
            <text:p>7050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3:14:22 PM MDT</text:p>
          </table:table-cell>
          <table:table-cell office:value-type="float" office:value="70503" calcext:value-type="float">
            <text:p>7050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4:00:11 PM MDT</text:p>
          </table:table-cell>
          <table:table-cell office:value-type="float" office:value="70504" calcext:value-type="float">
            <text:p>7050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6 8:31:24 AM MDT</text:p>
          </table:table-cell>
          <table:table-cell office:value-type="float" office:value="70601" calcext:value-type="float">
            <text:p>7060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6 9:49:38 AM MDT</text:p>
          </table:table-cell>
          <table:table-cell office:value-type="float" office:value="70602" calcext:value-type="float">
            <text:p>7060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99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4">00/00/0000</text:date>, <text:time style:data-style-name="N2" text:time-value="20:55:44.9306333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4T20:56:09.443000631</dc:date>
    <meta:generator>LibreOffice/4.2.8.2$Linux_X86_64 LibreOffice_project/420m0$Build-2</meta:generator>
    <meta:editing-duration>PT3M28S</meta:editing-duration>
    <meta:editing-cycles>3</meta:editing-cycles>
    <meta:document-statistic meta:table-count="1" meta:cell-count="1122" meta:object-count="0"/>
  </office:meta>
</office:document-meta>
</file>